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end="" draw:marker-end-width="0.2cm" draw:fill="none" draw:textarea-horizontal-align="right" draw:textarea-vertical-align="middle"/>
    </style:style>
    <style:style style:name="gr4" style:family="graphic" style:parent-style-name="objectwithoutfill">
      <style:graphic-properties draw:marker-end="Arrow" draw:marker-end-width="0.2cm" draw:fill="none" draw:textarea-horizontal-align="right" draw:textarea-vertical-align="middle"/>
    </style:style>
    <style:style style:name="gr5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3cm" fo:min-width="0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8cm" svg:x="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6.1cm" svg:x="7cm" svg:y="2.2cm">
          <text:p text:style-name="P1"><text:span text:style-name="T1">PAR</text:span></text:p>
          <text:p text:style-name="P1"><text:span text:style-name="T1">slave -</text:span></text:p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cm" svg:y1="4.9cm" svg:x2="17.7cm" svg:y2="4.9cm">
          <text:p text:style-name="P1"><text:span text:style-name="T2"/></text:p>
          <text:p text:style-name="P1"><text:span text:style-name="T2"/></text:p>
        </draw:line>
        <draw:line draw:style-name="gr4" draw:text-style-name="P3" draw:layer="layout" svg:x1="17.7cm" svg:y1="4.4cm" svg:x2="15cm" svg:y2="4.4cm">
          <text:p/>
        </draw:line>
        <draw:line draw:style-name="gr5" draw:text-style-name="P3" draw:layer="layout" svg:x1="15cm" svg:y1="3.9cm" svg:x2="17.7cm" svg:y2="3.9cm">
          <text:p/>
        </draw:line>
        <draw:frame draw:style-name="gr6" draw:text-style-name="P4" draw:layer="layout" svg:width="0.824cm" svg:height="0.603cm" svg:x="17.783cm" svg:y="3.6cm">
          <draw:text-box>
            <text:p><text:span text:style-name="T3">cs</text:span></text:p>
          </draw:text-box>
        </draw:frame>
        <draw:frame draw:style-name="gr7" draw:text-style-name="P4" draw:layer="layout" svg:width="0.832cm" svg:height="0.603cm" svg:x="17.783cm" svg:y="4.097cm">
          <draw:text-box>
            <text:p><text:span text:style-name="T3">wr</text:span></text:p>
          </draw:text-box>
        </draw:frame>
        <draw:frame draw:style-name="gr7" draw:text-style-name="P4" draw:layer="layout" svg:width="0.786cm" svg:height="0.603cm" svg:x="17.783cm" svg:y="4.594cm">
          <draw:text-box>
            <text:p><text:span text:style-name="T3">rd</text:span></text:p>
          </draw:text-box>
        </draw:frame>
        <draw:frame draw:style-name="gr8" draw:text-style-name="P5" draw:layer="layout" svg:width="3.326cm" svg:height="0.806cm" svg:x="6.452cm" svg:y="1.2cm">
          <draw:text-box>
            <text:p><text:span text:style-name="T1">PAR IP-Core</text:span></text:p>
          </draw:text-box>
        </draw:frame>
        <draw:line draw:style-name="gr3" draw:text-style-name="P3" draw:layer="layout" svg:x1="15cm" svg:y1="6.397cm" svg:x2="17.7cm" svg:y2="6.397cm">
          <text:p text:style-name="P1"><text:span text:style-name="T2"/></text:p>
          <text:p text:style-name="P1"><text:span text:style-name="T2"/></text:p>
        </draw:line>
        <draw:line draw:style-name="gr4" draw:text-style-name="P3" draw:layer="layout" svg:x1="17.7cm" svg:y1="5.897cm" svg:x2="15cm" svg:y2="5.897cm">
          <text:p/>
        </draw:line>
        <draw:line draw:style-name="gr5" draw:text-style-name="P3" draw:layer="layout" svg:x1="15cm" svg:y1="5.397cm" svg:x2="17.7cm" svg:y2="5.397cm">
          <text:p/>
        </draw:line>
        <draw:frame draw:style-name="gr9" draw:text-style-name="P4" draw:layer="layout" svg:width="1.603cm" svg:height="0.603cm" svg:x="17.783cm" svg:y="5.097cm">
          <draw:text-box>
            <text:p><text:span text:style-name="T3">Be[1..0]</text:span></text:p>
          </draw:text-box>
        </draw:frame>
        <draw:frame draw:style-name="gr7" draw:text-style-name="P4" draw:layer="layout" svg:width="2.03cm" svg:height="0.603cm" svg:x="17.783cm" svg:y="5.594cm">
          <draw:text-box>
            <text:p><text:span text:style-name="T3">addr[31..0]</text:span></text:p>
          </draw:text-box>
        </draw:frame>
        <draw:frame draw:style-name="gr7" draw:text-style-name="P4" draw:layer="layout" svg:width="2.013cm" svg:height="0.603cm" svg:x="17.783cm" svg:y="6.097cm">
          <draw:text-box>
            <text:p><text:span text:style-name="T3">data[15..0]</text:span></text:p>
          </draw:text-box>
        </draw:frame>
        <draw:line draw:style-name="gr10" draw:text-style-name="P1" draw:layer="layout" svg:x1="7cm" svg:y1="5.475cm" svg:x2="2.5cm" svg:y2="5.475cm">
          <text:p/>
        </draw:line>
        <draw:frame draw:style-name="gr8" draw:text-style-name="P6" draw:layer="layout" svg:width="2.699cm" svg:height="0.725cm" svg:x="3.175cm" svg:y="4.875cm">
          <draw:text-box>
            <text:p><text:span text:style-name="T4">internal 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7T08:51:23.995000000</meta:creation-date>
    <dc:date>2014-01-17T08:52:57.404000000</dc:date>
    <meta:editing-duration>PT49S</meta:editing-duration>
    <meta:editing-cycles>2</meta:editing-cycles>
    <meta:generator>LibreOffice/4.1.4.2$Windows_x86 LibreOffice_project/0a0440ccc0227ad9829de5f46be37cfb6edcf72</meta:generator>
    <meta:document-statistic meta:object-count="17"/>
  </office:meta>
</office:document-meta>
</file>